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5B49DB96C46479E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49DB96C46479E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es dirigeants juifs veulent tuer Jésus</text:span></text:p>
            <text:p text:style-name="P3"><text:span text:style-name="T2">(Jean 7.1-24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4-25T13:07:52.759000000</dc:date>
    <meta:editing-duration>PT2H29M5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